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I installed the Awesome window manager from the git repository.</text:p>
      <text:p text:style-name="Standard">I hope this would save someone some hassle, I am using Debian lenny. In ubuntu it was an altogether a much different experience. </text:p>
      <text:p text:style-name="Standard"/>
      <text:p text:style-name="Standard">First you want to get the repository. Open a terminal and type:</text:p>
      <text:p text:style-name="Standard">$git clone git://git.naquadah.org/awesome.git</text:p>
      <text:p text:style-name="Standard"/>
      <text:p text:style-name="Standard">then you'd need a million and a half dependencies, I think that these are the only ones, If I've missed anything or if there is something here that you don't actually need please let me know</text:p>
      <text:p text:style-name="Standard"/>
      <text:p text:style-name="Standard">as root or with sudo:</text:p>
      <text:p text:style-name="Standard"><text:span text:style-name="T1">$</text:span>vi /etc/apt/sources</text:p>
      <text:p text:style-name="Standard">and add the following line:</text:p>
      <text:p text:style-name="Standard"><text:span text:style-name="T2">deb ftp</text:span><text:a xlink:type="simple" xlink:href="http://ftp.debian.org/debian"><text:span text:style-name="T2">://ftp.debian.org/debian</text:span></text:a><text:span text:style-name="T2"> testing main</text:span></text:p>
      <text:p text:style-name="Standard"/>
      <text:p text:style-name="Standard">apt-get install x11proto-core-dev cmake gperf imagemagick libxdg-basedir-dev libimlib2-dev <text:s/>libglib2.0-dev <text:s/>libcairo2-dev asciidoc liblua5.1-0-dev libpangomm-1.4-dev libxcb-randr0-dev libxcb-xtest0-dev libxcb-xinerama0-dev libxcb-shape0-dev libxcb-event1-dev libxcb-aux0-dev libxcb-atom1-dev libxcb-keysyms1-dev libxcb-icccm1-dev libxcb-image0-dev libstartup-notification0 libstartup-notification0-dev libev-dev libxcb1</text:p>
      <text:p text:style-name="Standard"/>
      <text:p text:style-name="Standard">then optionally get the documentation building tools(also as root or sudo):</text:p>
      <text:p text:style-name="Standard">$apt-get install <text:s/>doxygen asciidoc luadoc</text:p>
      <text:p text:style-name="Standard"/>
      <text:p text:style-name="Standard">then</text:p>
      <text:p text:style-name="Standard">$cd awesome</text:p>
      <text:p text:style-name="Standard">$make</text:p>
      <text:p text:style-name="Standard">$make install # as root or with sudo</text:p>
      <text:p text:style-name="Standard"/>
      <text:p text:style-name="Standard">Copy the awesome config file</text:p>
      <text:p text:style-name="Standard">$mkdir ~/.config/awesome</text:p>
      <text:p text:style-name="Standard">$cp awesomerc.lua.in ~/.config/awesome/rc.lua</text:p>
      <text:p text:style-name="Standard"/>
      <text:p text:style-name="Standard">Then you'd need to tell X to open awesome</text:p>
      <text:p text:style-name="Standard">$vi .xinitrc </text:p>
      <text:p text:style-name="Standard">and </text:p>
      <text:p text:style-name="Standard">$vi .xsession</text:p>
      <text:p text:style-name="Standard">if it's an empty file just add “exec awesome”. If not change what ever is there (twm, gnome, kde...) to awesome</text:p>
      <text:p text:style-name="Standard"/>
      <text:p text:style-name="Standard">log out, and click session, then select “run X client config” (or whatever the equivalent is) and log in.</text:p>
      <text:p text:style-name="Standard"/>
      <text:p text:style-name="Standard">note: There might be some extra steps you need to take before the make &amp; make install</text:p>
      <text:p text:style-name="Standard">checkout <text:a xlink:type="simple" xlink:href="http://awesome.naquadah.org/wiki/Awesome-3-git-debian">http://awesome.naquadah.org/wiki/Awesome-3-git-debian</text:a></text:p>
      <text:p text:style-name="Standard">and the README file from that page.</text:p>
      <text:p text:style-name="Standard"/>
      <text:p text:style-name="Standard">and that's it. Please let me know of anything e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volcan</meta:initial-creator>
    <meta:creation-date>2009-09-14T19:37:03</meta:creation-date>
    <dc:date>2009-10-01T17:00:01</dc:date>
    <meta:editing-cycles>15</meta:editing-cycles>
    <meta:editing-duration>PT07H26M24S</meta:editing-duration>
    <meta:document-statistic meta:table-count="0" meta:image-count="0" meta:object-count="0" meta:page-count="1" meta:paragraph-count="29" meta:word-count="258" meta:character-count="1814"/>
    <meta:user-defined meta:name="Info 1"/>
    <meta:user-defined meta:name="Info 2"/>
    <meta:user-defined meta:name="Info 3"/>
    <meta:user-defined meta:name="Info 4"/>
  </office:meta>
</office:document-meta>
</file>